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style:page-number="auto" style:snap-to-layout-grid="false"/>
    </style:style>
    <style:style style:name="P4" style:family="paragraph" style:parent-style-name="Standard" style:list-style-name="L1">
      <style:paragraph-properties style:snap-to-layout-grid="false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1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5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style="normal" style:font-style-asian="normal" style:font-style-complex="normal" style:font-weight-complex="bold"/>
    </style:style>
    <style:style style:name="P16" style:family="paragraph" style:parent-style-name="UC_5f_NormalAzul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7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8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weight="bold" style:font-weight-asian="bold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font-name="Arial"/>
    </style:style>
    <style:style style:name="T16" style:family="text">
      <style:text-properties fo:color="#000000" style:font-name="Arial" fo:font-weight="bold" style:font-weight-asian="bold"/>
    </style:style>
    <style:style style:name="T17" style:family="text">
      <style:text-properties fo:color="#000000" style:font-name="Arial" fo:font-weight="bold" style:font-weight-asian="bold" style:font-weight-complex="bold"/>
    </style:style>
    <style:style style:name="T18" style:family="text">
      <style:text-properties fo:color="#000000" style:font-name="Arial" fo:font-size="12pt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UC_5f_NormalAzul_20_Car"><text:span text:style-name="T10">Elimin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8">Eliminar permiso</text:span></text:span></text:p>
          </table:table-cell>
          <table:table-cell table:style-name="Tabla1.B1" office:value-type="string">
            <text:p text:style-name="P6"><text:span text:style-name="T3">Nro. de Caso de Uso:</text:span> CU 4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8"> </text:span><text:span text:style-name="UC_5f_NormalAzul_20_Car"><text:span text:style-name="T8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8"> </text:span><text:span text:style-name="UC_5f_NormalAzul_20_Car"><text:span text:style-name="T8">Permite eliminar permisos existentes en el sistema al usuari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8">Pre-Condiciones:</text:p>
            <text:list xml:id="list1275929842" text:style-name="L1">
              <text:list-item>
                <text:p text:style-name="P4"><text:span text:style-name="UC_5f_NormalAzul_20_Car"><text:span text:style-name="T8">El usuario tiene que estar registrado en el sistema.</text:span></text:span></text:p>
              </text:list-item>
              <text:list-item>
                <text:p text:style-name="P4"><text:span text:style-name="UC_5f_NormalAzul_20_Car"><text:span text:style-name="T8">El usuario debe iniciar sesión en el sistema.</text:span></text:span></text:p>
              </text:list-item>
              <text:list-item>
                <text:p text:style-name="P4"><text:span text:style-name="UC_5f_NormalAzul_20_Car"><text:span text:style-name="T5">El usuario debe ser administrador con los permisos necesarios para eliminar permisos.</text:span></text:span></text:p>
              </text:list-item>
              <text:list-item>
                <text:p text:style-name="P4"><text:span text:style-name="UC_5f_NormalAzul_20_Car"><text:span text:style-name="T5">El permi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T8"> </text:span><text:span text:style-name="UC_5f_NormalAzul_20_Car"><text:span text:style-name="T8">Eliminación del permiso en la base de datos del sistema.</text:span></text:span></text:p>
          </table:table-cell>
          <table:covered-table-cell/>
        </table:table-row>
      </table:table>
      <text:p text:style-name="P7"/>
      <text:p text:style-name="Standard"><text:span text:style-name="T9">Diagramas de casos de uso relacionados: </text:span><text:span text:style-name="UC_5f_NormalAzul_20_Car"><text:span text:style-name="T11">Diagrama de caso de uso del módulo de administración.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1">
          <table:table-cell table:style-name="Tabla2.A3" office:value-type="string">
            <text:p text:style-name="P9">1. El usuario selecciona la opción administración permiso.</text:p>
          </table:table-cell>
          <table:table-cell table:style-name="Tabla2.B3" office:value-type="string">
            <text:p text:style-name="P9">2. Verifica que el usuario tenga los permisos relacionados con la administración de permiso.</text:p>
          </table:table-cell>
        </table:table-row>
        <table:table-row table:style-name="Tabla2.4">
          <table:table-cell table:style-name="Tabla2.A2" office:value-type="string">
            <text:p text:style-name="P9"/>
          </table:table-cell>
          <table:table-cell table:style-name="Tabla2.A1" office:value-type="string">
            <text:p text:style-name="P9">3. El sistema despliega una lista de permisos existentes.</text:p>
          </table:table-cell>
        </table:table-row>
        <table:table-row table:style-name="Tabla2.5">
          <table:table-cell table:style-name="Tabla2.A2" office:value-type="string">
            <text:p text:style-name="P12">4. El usuario selecciona una fila de la lista de permisos visualizados.</text:p>
          </table:table-cell>
          <table:table-cell table:style-name="Tabla2.A1" office:value-type="string">
            <text:p text:style-name="P6"/>
          </table:table-cell>
        </table:table-row>
        <table:table-row table:style-name="Tabla2.5">
          <table:table-cell table:style-name="Tabla2.A3" office:value-type="string">
            <text:p text:style-name="P12">5. <text:span text:style-name="T19">El usuario selecciona la opción eliminar.</text:span></text:p>
          </table:table-cell>
          <table:table-cell table:style-name="Tabla2.B3" office:value-type="string">
            <text:p text:style-name="P6">6. El sistema muestra un cuadro de dialogo donde pide confirmar la eliminación del permiso.</text:p>
          </table:table-cell>
        </table:table-row>
        <table:table-row table:style-name="Tabla2.5">
          <table:table-cell table:style-name="Tabla2.A3" office:value-type="string">
            <text:p text:style-name="P12">7. El usuario presiona la opción si para confirmar la eliminación.</text:p>
          </table:table-cell>
          <table:table-cell table:style-name="Tabla2.B3" office:value-type="string">
            <text:p text:style-name="P6">8. El sistema elimina el permiso del sistema.</text:p>
          </table:table-cell>
        </table:table-row>
        <table:table-row table:style-name="Tabla2.5">
          <table:table-cell table:style-name="Tabla2.A3" office:value-type="string">
            <text:p text:style-name="P12"/>
          </table:table-cell>
          <table:table-cell table:style-name="Tabla2.B3" office:value-type="string">
            <text:p text:style-name="P6">9. El sistema vuelve a la página de administración de permiso.</text:p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list xml:id="list527620443" text:style-name="WW8Num8">
              <text:list-item>
                <text:p text:style-name="P17"><text:s/>Confirmación de eliminación</text:p>
              </text:list-item>
            </text:list>
            <text:p text:style-name="P14">En el paso 7 en lugar de presionar el botón si, presiona el botón no entonces continua con el paso 9.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list xml:id="list365046877" text:continue-numbering="true" text:style-name="WW8Num8">
              <text:list-header>
                <text:p text:style-name="P18">E1. Referencias del permiso</text:p>
              </text:list-header>
            </text:list>
            <text:p text:style-name="P15">En el paso 8, si el sistema encuentra una referencia del permiso a eliminar, este muestra un mensaje indicando que debe eliminarse primeramente las referencias a este permiso para eliminarlo, al cerrar ese mensaje pasa al paso 9.</text:p>
            <text:p text:style-name="P11">E2. Servidor web no disponible</text:p>
            <text:p text:style-name="P16">Falla de comunicación con el servidor Web o la base de datos, en cualquiera de los pasos donde el sistema responde.</text:p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6">Asociaciones de Extensión: </text:p>
          </table:table-cell>
        </table:table-row>
        <table:table-row table:style-name="Tabla5.2">
          <table:table-cell table:style-name="Tabla5.A1" office:value-type="string">
            <text:p text:style-name="P6">Asociaciones de Inclusión:</text:p>
          </table:table-cell>
        </table:table-row>
        <table:table-row table:style-name="Tabla5.1">
          <table:table-cell table:style-name="Tabla5.A1" office:value-type="string">
            <text:p text:style-name="P6">Casos de Uso donde se incluye: Consultar permiso.</text:p>
          </table:table-cell>
        </table:table-row>
        <table:table-row table:style-name="Tabla5.1">
          <table:table-cell table:style-name="Tabla5.A1" office:value-type="string">
            <text:p text:style-name="P6">Casos de Uso al que extiende: Administrar permiso.</text:p>
          </table:table-cell>
        </table:table-row>
        <table:table-row table:style-name="Tabla5.1">
          <table:table-cell table:style-name="Tabla5.A1" office:value-type="string">
            <text:p text:style-name="P6">Caso de Uso de Generalización: 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RF16, RF17, RF18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5:49:19</meta:creation-date>
    <dc:date>2013-03-22T21:52:33</dc:date>
    <meta:editing-duration>PT2H47M37S</meta:editing-duration>
    <meta:editing-cycles>23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9" meta:word-count="335" meta:character-count="2102" meta:non-whitespace-character-count="1807"/>
  </office:meta>
</office:document-meta>
</file>